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1ca2a" officeooo:paragraph-rsid="0011ca2a"/>
    </style:style>
    <style:style style:name="P2" style:family="paragraph" style:parent-style-name="Standard">
      <style:text-properties officeooo:rsid="0011ca2a" officeooo:paragraph-rsid="0011ca2a"/>
    </style:style>
    <style:style style:name="P3" style:family="paragraph" style:parent-style-name="Standard">
      <style:text-properties officeooo:rsid="0011ca2a" officeooo:paragraph-rsid="0013049b"/>
    </style:style>
    <style:style style:name="P4" style:family="paragraph" style:parent-style-name="Standard">
      <style:text-properties officeooo:rsid="0013049b" officeooo:paragraph-rsid="0013049b"/>
    </style:style>
    <style:style style:name="P5" style:family="paragraph" style:parent-style-name="Standard">
      <style:text-properties officeooo:rsid="00202cd9" officeooo:paragraph-rsid="00202cd9"/>
    </style:style>
    <style:style style:name="P6" style:family="paragraph" style:parent-style-name="Standard">
      <style:text-properties officeooo:rsid="00238991" officeooo:paragraph-rsid="00238991"/>
    </style:style>
    <style:style style:name="P7" style:family="paragraph" style:parent-style-name="Standard">
      <style:text-properties style:font-name="monospace" fo:font-size="10.5pt" officeooo:rsid="0021ec46" officeooo:paragraph-rsid="0021ec46"/>
    </style:style>
    <style:style style:name="P8" style:family="paragraph" style:parent-style-name="Standard">
      <style:text-properties style:font-name="monospace" fo:font-size="10.5pt" officeooo:rsid="0022f505" officeooo:paragraph-rsid="0021ec46"/>
    </style:style>
    <style:style style:name="P9" style:family="paragraph" style:parent-style-name="Standard">
      <style:text-properties officeooo:rsid="0026aad3" officeooo:paragraph-rsid="0026aad3"/>
    </style:style>
    <style:style style:name="P10" style:family="paragraph" style:parent-style-name="Standard">
      <style:text-properties officeooo:rsid="00238991" officeooo:paragraph-rsid="00238991"/>
    </style:style>
    <style:style style:name="P11" style:family="paragraph" style:parent-style-name="Standard">
      <style:text-properties officeooo:rsid="0019104b" officeooo:paragraph-rsid="0019104b"/>
    </style:style>
    <style:style style:name="P12" style:family="paragraph" style:parent-style-name="Standard">
      <style:text-properties officeooo:rsid="0030013c" officeooo:paragraph-rsid="0030013c"/>
    </style:style>
    <style:style style:name="P13" style:family="paragraph" style:parent-style-name="Standard">
      <style:text-properties officeooo:rsid="00306205" officeooo:paragraph-rsid="00306205"/>
    </style:style>
    <style:style style:name="P14" style:family="paragraph" style:parent-style-name="Standard">
      <style:text-properties officeooo:paragraph-rsid="00354681"/>
    </style:style>
    <style:style style:name="T1" style:family="text">
      <style:text-properties officeooo:rsid="0013049b"/>
    </style:style>
    <style:style style:name="T2" style:family="text">
      <style:text-properties officeooo:rsid="0014d4fb"/>
    </style:style>
    <style:style style:name="T3" style:family="text">
      <style:text-properties officeooo:rsid="0017317f"/>
    </style:style>
    <style:style style:name="T4" style:family="text">
      <style:text-properties fo:font-weight="normal" officeooo:rsid="0017317f" style:font-weight-asian="normal" style:font-weight-complex="normal"/>
    </style:style>
    <style:style style:name="T5" style:family="text">
      <style:text-properties fo:font-weight="normal" officeooo:rsid="0034f04b" style:font-weight-asian="normal" style:font-weight-complex="normal"/>
    </style:style>
    <style:style style:name="T6" style:family="text">
      <style:text-properties officeooo:rsid="001abc07"/>
    </style:style>
    <style:style style:name="T7" style:family="text">
      <style:text-properties style:font-name="monospace" fo:font-size="10.5pt" officeooo:rsid="001abc07"/>
    </style:style>
    <style:style style:name="T8" style:family="text">
      <style:text-properties officeooo:rsid="00273dc3"/>
    </style:style>
    <style:style style:name="T9" style:family="text">
      <style:text-properties officeooo:rsid="0027d20b"/>
    </style:style>
    <style:style style:name="T10" style:family="text">
      <style:text-properties officeooo:rsid="002909d0"/>
    </style:style>
    <style:style style:name="T11" style:family="text">
      <style:text-properties officeooo:rsid="00306205"/>
    </style:style>
    <style:style style:name="T12" style:family="text">
      <style:text-properties officeooo:rsid="00320aa9"/>
    </style:style>
    <style:style style:name="T13" style:family="text">
      <style:text-properties officeooo:rsid="0034f04b"/>
    </style:style>
    <style:style style:name="T14" style:family="text">
      <style:text-properties officeooo:rsid="00354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Autor: Przemysław Hoszowski</text:p>
      <text:p text:style-name="P5">Nazwa: Kreator_map</text:p>
      <text:p text:style-name="P3">Cel programu: </text:p>
      <text:p text:style-name="P3"><text:tab/><text:span text:style-name="T1">1.</text:span>Stworzenie obrazka <text:span text:style-name="T3">(.tiff) </text:span>z mapa fizyczną dla wybranego obszaru zmieniając wysokości <text:tab/> <text:s text:c="2"/>na kolor. Zapisanie go. </text:p>
      <text:p text:style-name="P4"><text:tab/>2.Wyszukanie gór (lokalne maksima wysokości) oraz obliczenie ich wybitności. <text:span text:style-name="T3">Góry </text:span><text:span text:style-name="T4">będą <text:tab/> <text:s text:c="2"/>zaznaczone </text:span><text:span text:style-name="T5">kolorem czarnym na wyjściowym obrazie.</text:span></text:p>
      <text:p text:style-name="P4"><text:tab/><text:span text:style-name="T2">3.Wykrycie i narysowanie łańcuchów górskich – stworzenie łamanej przez szczyty</text:span></text:p>
      <text:p text:style-name="P4"><text:tab/> <text:s text:c="2"/><text:span text:style-name="T2">wykrywając siodła. Będą zaznaczone kolorem niebieskim.</text:span></text:p>
      <text:p text:style-name="P4"/>
      <text:p text:style-name="P9">Argumenty wywołania:</text:p>
      <text:p text:style-name="P9"><text:tab/>1.Ile ma być plików na wejściu(najlepiej żeby był to kwadrat)/ g – dla graficznej wersji <text:tab/><text:tab/>programu <text:span text:style-name="T13">(opartej na GTK)</text:span></text:p>
      <text:p text:style-name="P9"><text:tab/>2.Co ma program zrobić: <text:span text:style-name="T10">(domyślnie 1)</text:span></text:p>
      <text:p text:style-name="P9"><text:tab/><text:tab/>„1”-program wykona cel nr 1</text:p>
      <text:p text:style-name="P9"><text:tab/><text:tab/>„2”-program wykona cel nr 1 i 2</text:p>
      <text:p text:style-name="P9"><text:tab/><text:tab/>„3”-program wykona wszystkie cele</text:p>
      <text:p text:style-name="P9"><text:tab/>3.(opcjonalna) Nazwa wyprodukowanego obrazu</text:p>
      <text:p text:style-name="P9"><text:tab/><text:span text:style-name="T12">Przykładowe wywołanie: „</text:span>Kreator_map 4 1 Europa”</text:p>
      <text:p text:style-name="P9"><text:tab/><text:span text:style-name="T9">Po uruchomieniu program poprosi użytkownika o podanie nazw plików (kolejność od lewej <text:tab/>do prawej wierszami). Maksymalna długość nazwy plików to 40 znaków.<text:tab/></text:span></text:p>
      <text:p text:style-name="P9"/>
      <text:p text:style-name="P6">Format plików wejściowych:</text:p>
      <text:p text:style-name="P6"><text:tab/><text:span text:style-name="T11">Plik </text:span>*.<text:span text:style-name="T8">hgt z dokładnością 3 arcsecond <text:s/>(domyślnie). Dodatkowo będzie można wpisać w pliku konfiguracyjnym (config) ilość wysokości w jednym rzędzie na plik i dzięki temu zmienić dokładność na np. 1 arcsecond. Na granicach we wspólnych punktach dla sąsiadujących regionów brane będą dane z pliku zawierającego region na północy i/lub zachodzie.</text:span></text:p>
      <text:p text:style-name="P12"/>
      <text:p text:style-name="P12">Łączenie obrazów będzie próbowało połączyć obrazy w kwadrat. <text:span text:style-name="T11">Pierwszy plik będzie w lewym górnym rogu. Kolejne na prawo, aż do pierwiastka z liczby plików. Kolejne będą wiersz niżej.</text:span></text:p>
      <text:p text:style-name="P11"/>
      <text:p text:style-name="P13">Zapis:</text:p>
      <text:p text:style-name="P13"><text:tab/>Domyślnie program będzie próbował zapisać efekty w folderze wykonania. Zapisując sprawdzi czy nie ma już pliku o tej samej nazwie. Jeśli taki będzie dopisze/zwiększy numer na końcu nazwy. <text:span text:style-name="T14">Domyślna nazwa to „Stworzona_mapa[numer]”.</text:span></text:p>
      <text:p text:style-name="P13"/>
      <text:p text:style-name="P14"><text:span text:style-name="T6">Źródła map: </text:span></text:p>
      <text:p text:style-name="P14"><text:a xlink:type="simple" xlink:href="https://dds.cr.usgs.gov/srtm/version2_1/SRTM3/" text:style-name="Internet_20_link" text:visited-style-name="Visited_20_Internet_20_Link"><text:span text:style-name="T7">https://dds.cr.usgs.gov/srtm/version2_1/SRTM3/</text:span></text:a><text:span text:style-name="T7"> 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officeooo:rsid="0011ca2a" officeooo:paragraph-rsid="0011ca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 nr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7:39:52.823867813</meta:creation-date>
    <dc:date>2020-01-08T23:07:09.806244720</dc:date>
    <meta:editing-duration>PT16M31S</meta:editing-duration>
    <meta:editing-cycles>6</meta:editing-cycles>
    <meta:generator>LibreOffice/6.2.8.2$Linux_X86_64 LibreOffice_project/20$Build-2</meta:generator>
    <meta:document-statistic meta:table-count="0" meta:image-count="0" meta:object-count="0" meta:page-count="1" meta:paragraph-count="24" meta:word-count="248" meta:character-count="1834" meta:non-whitespace-character-count="1571"/>
  </office:meta>
</office:document-meta>
</file>